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0.0195" calcext:value-type="float">
            <text:p>0.0195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B3]/[.C3]" office:value-type="float" office:value="0.139285714285714" calcext:value-type="float">
            <text:p>0.139285714285714</text:p>
          </table:table-cell>
          <table:table-cell/>
          <table:table-cell table:formula="of:=MEDIAN([.E3:.E11])" office:value-type="float" office:value="0.141517857142857" calcext:value-type="float">
            <text:p>0.141517857142857</text:p>
          </table:table-cell>
          <table:table-cell/>
        </table:table-row>
        <table:table-row table:style-name="ro1">
          <table:table-cell/>
          <table:table-cell office:value-type="float" office:value="0.0115" calcext:value-type="float">
            <text:p>0.0115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[.B4]/[.C4]" office:value-type="float" office:value="0.14375" calcext:value-type="float">
            <text:p>0.1437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float" office:value="0.14" calcext:value-type="float">
            <text:p>0.14</text:p>
          </table:table-cell>
          <table:table-cell table:formula="of:=[.G3]*[.G6]" office:value-type="float" office:value="0.0198125" calcext:value-type="float">
            <text:p>0.0198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5T13:51:49.692000000</meta:creation-date>
    <dc:date>2023-07-15T14:06:52.873000000</dc:date>
    <meta:editing-duration>PT15M3S</meta:editing-duration>
    <meta:editing-cycles>3</meta:editing-cycles>
    <meta:generator>LibreOffice/7.6.0.1$Windows_X86_64 LibreOffice_project/776eaf34564cbf3f034a0ba1fd1d5c32ff9ccf1c</meta:generator>
    <meta:document-statistic meta:table-count="1" meta:cell-count="9" meta:object-count="0"/>
  </office:meta>
</office:document-meta>
</file>